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6000000BA00E02D8C.jpg" manifest:media-type="image/jpeg"/>
  <manifest:file-entry manifest:full-path="Pictures/10000000000000C6000000BA45B2AC76.jpg" manifest:media-type="image/jpeg"/>
  <manifest:file-entry manifest:full-path="Pictures/10000000000000E20000009484595399.jpg" manifest:media-type="image/jpeg"/>
  <manifest:file-entry manifest:full-path="Pictures/10000000000000D100000094D955DCD7.png" manifest:media-type="image/png"/>
  <manifest:file-entry manifest:full-path="Pictures/10000000000000FC0000007DE1C9F05E.png" manifest:media-type="image/png"/>
  <manifest:file-entry manifest:full-path="Pictures/1000000000000135000000A34024E2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b80" officeooo:paragraph-rsid="00073b80"/>
    </style:style>
    <style:style style:name="P2" style:family="paragraph" style:parent-style-name="Heading_20_3">
      <style:text-properties officeooo:rsid="00073b80" officeooo:paragraph-rsid="00073b80"/>
    </style:style>
    <style:style style:name="P3" style:family="paragraph" style:parent-style-name="Standard">
      <style:text-properties officeooo:paragraph-rsid="00073b80"/>
    </style:style>
    <style:style style:name="T1" style:family="text">
      <style:text-properties officeooo:rsid="00073b8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pouts</text:p>
      <text:p text:style-name="P1"/>
      <text:h text:style-name="P2" text:outline-level="3"><draw:a xlink:type="simple" xlink:href="https://www.google.com/imgres?q=diode%20direction&amp;imgurl=https%3A%2F%2Fhilelectronic.com%2Fwp-content%2Fuploads%2F2024%2F05%2Fdiode-anode-vs-cathode.webp&amp;imgrefurl=https%3A%2F%2Fhilelectronic.com%2Fdiode-placement%2F&amp;docid=UPg2Bk-ZFuk-jM&amp;tbnid=AScxT3JmlgnVBM&amp;vet=12ahUKEwj3iImKg7SNAxVhY_UHHfNMARUQM3oECGYQAA..i&amp;w=840&amp;h=444&amp;hcb=2&amp;ved=2ahUKEwj3iImKg7SNAxVhY_UHHfNMARUQM3oECGYQAA"><draw:frame draw:style-name="fr1" draw:name="Image1" text:anchor-type="as-char" svg:width="3.2398in" svg:height="1.7189in" draw:z-index="0"><draw:image xlink:href="Pictures/1000000000000135000000A34024E21E.png" xlink:type="simple" xlink:show="embed" xlink:actuate="onLoad" draw:mime-type="image/png"/><svg:title>Diode Placement Orientation on PCBs</svg:title></draw:frame></draw:a><text:bookmark text:name="dimg_nX4taLfGLOHG1e8P85mFqAE_307"/></text:h>
      <text:p text:style-name="P1"/>
      <text:p text:style-name="P1"><draw:frame draw:style-name="fr2" draw:name="Image2" text:anchor-type="as-char" svg:width="2.1772in" svg:height="1.5417in" draw:z-index="1"><draw:image xlink:href="Pictures/10000000000000D100000094D955DCD7.png" xlink:type="simple" xlink:show="embed" xlink:actuate="onLoad" draw:mime-type="image/png"/><svg:title>IRF740 10A 400V N-Channel Power MOSFET - Datasheet</svg:title></draw:frame><text:bookmark text:name="dimg_zYMtaIKnOqrbvr0Pg_Tq6AI_11"/></text:p>
      <text:p text:style-name="P1"/>
      <text:h text:style-name="P2" text:outline-level="3"><draw:a xlink:type="simple" xlink:href="https://www.google.com/imgres?q=ne5534%20pinout&amp;imgurl=https%3A%2F%2Fwww.cxi1.co.uk%2FPrac%2Fpinouts%2Fne5534.gif&amp;imgrefurl=https%3A%2F%2Fwww.cxi1.co.uk%2FCircuits%2FAudio%2F6ipmix.htm&amp;docid=JW9MEvBZujYiEM&amp;tbnid=eeezXGP3CFigFM&amp;vet=12ahUKEwj73biBi7SNAxVQlK8BHRBTDsAQM3oECFAQAA..i&amp;w=252&amp;h=125&amp;hcb=2&amp;ved=2ahUKEwj73biBi7SNAxVQlK8BHRBTDsAQM3oECFAQAA"><draw:frame draw:style-name="fr1" draw:name="Image3" text:anchor-type="as-char" svg:width="2.6457in" svg:height="1.3228in" draw:z-index="2"><draw:image xlink:href="Pictures/10000000000000FC0000007DE1C9F05E.png" xlink:type="simple" xlink:show="embed" xlink:actuate="onLoad" draw:mime-type="image/png"/><svg:title>6 Input Mixer</svg:title></draw:frame></draw:a><text:bookmark text:name="dimg_74YtaLuqB9Covr0PkKa5gAw_239"/></text:h>
      <text:p text:style-name="P1"><draw:frame draw:style-name="fr2" draw:name="Image4" text:anchor-type="as-char" svg:width="2.3543in" svg:height="1.5417in" draw:z-index="3"><draw:image xlink:href="Pictures/10000000000000E20000009484595399.jpg" xlink:type="simple" xlink:show="embed" xlink:actuate="onLoad" draw:mime-type="image/jpeg"/><svg:title>2N3904 Datasheet [40V, 200 mA NPN Transistor] - Homemade ...</svg:title></draw:frame><text:bookmark text:name="dimg_GZ8uaMuCFMezvr0P8rzwgAQ_7"/></text:p>
      <text:p text:style-name="P1"/>
      <text:p text:style-name="P3"><text:span text:style-name="T1"><draw:frame draw:style-name="fr2" draw:name="Image5" text:anchor-type="as-char" svg:width="2.0626in" svg:height="1.9374in" draw:z-index="4"><draw:image xlink:href="Pictures/10000000000000C6000000BA45B2AC76.jpg" xlink:type="simple" xlink:show="embed" xlink:actuate="onLoad" draw:mime-type="image/jpeg"/><svg:title>data:image/jpeg;base64,/9j/4AAQSkZJRgABAQAAAQABAAD/2wCEAAkGBwgHBgkIBwgKCgkLDRYPDQwMDRsUFRAWIB0iIiAdHx8kKDQsJCYxJx8fLT0tMTU3Ojo6Iys/RD84QzQ5OjcBCgoKDQwNGg8PGjclHyU3Nzc3Nzc3Nzc3Nzc3Nzc3Nzc3Nzc3Nzc3Nzc3Nzc3Nzc3Nzc3Nzc3Nzc3Nzc3Nzc3N//AABEIALoAxgMBIgACEQEDEQH/xAAcAAEAAgMBAQEAAAAAAAAAAAAABQYCAwQBBwj/xABKEAABAwMCAwUFAwcICAcAAAABAgMEAAUREiEGEzEUIkFRYQcyQnGBI5HRFTNSYqGxwRYkQ1SCktPwU1VylJWy0uElNDVEY3Oi/8QAGQEBAAMBAQAAAAAAAAAAAAAAAAECAwUE/8QAKhEBAAECBAQEBwAAAAAAAAAAAAECEQMSITFBUWGBBBMicTJCkbHR8PH/2gAMAwEAAhEDEQA/APuNKUoFKUoFK0vSo7CkpefabUr3QtYBPyzSXKjwo6pEx9thlGNTjqwlI8NyaJtMt1KwbcQ42lxtSVIUApKknIIPjmtcWZFmRkyYkhp6OrOl1tYUk42O428KFpb6VqYksSM8h5t3T10LCsfdXr77MdGt91tpPTUtQSP20LTezZSvEqCkhSSCkjIIPWtaZDKniyl5sup3KAoah9KIs20pWtt5p1SktOIWUHCglQOk+tBspWiZLjQWC/NkNR2U9XHVhCR9TWiBebXcXC3b7jEkrSMlLL6VkfQGl1ooqmM0Ro7qVpRKjuSXIyH2lPtgKW0FgqSD0JHUZrdRWYsUpSgUpSgUpSgUpSgUpSgUpSgrl44Y4bU1cJ91hNK5iVOPyHSSpIx8JPu/SqjJVLPsR1TysultJSV9dHOGj/8AOPpiuniK5TrtfFRLlYL2uxRXNmY0Qq7YtJ6rJI7niAOuxPpJ8WvP372fTxCtNwZdUUoRFej6XThadwgZ2/CsJtN5jk7GFGJh+VFc39VM77dPz7Q94SlOWa4SeFJy1FLSS9bXV/0rB30/NPT6HwFauAIcOf7MoUe4tc2KQ4pxvfvaXVK8Nz06eNSnGFleuNujzLcNN1tyg/EI2KiPebPooDH3VwcHvTLDwDCU9aJzjza3NcRtv7VKS4o50qwTtjarRFptLOquMTBz0T6pqpv7xFWvf73RVmVaJfH8I8MxxAbjRnDMSW+Rz0qHdAbOCcHcnHl6V2tMQbv7QbyxxC2y92RlkQI8nBRoUnK1BJ2JzjespK5fFHElmkRbNOgsW54uvSpzPJURj3EjqQfGu/i9UF2U1Hf4Wk3mVy9TS0xxy05J7qnDsnp0qsRp3XqrnPEa3mm28TMa33037aTZW4V3FltnGkezva4dvUlUJSV6ktKcBBCT5JVXRf8AhqHZOCWrpb2w3doIbk9sH5xxZI16ldSDk7GpK38Hu/yUu0OWGG590BWpLKcNsED7NAx8KcD9tcE+Reb/AMPMcNKs0+NOdDbUyS61hhtCSNSkr6KzjYD18qiY017NIxKasS+HVpFUZusREa9Y3+vVnxheVz7zbrElM4xnowlSWYI+1fBOEt5yNKdiVEkbVM8Gy7KHZdttlqXapbGkvxXmwlah4KyCdQ9c/vrnu0WVZOKWL9FgvzYa4fY5DUZGt1vCspUE9SPAgVlYWJd04uk8RPQZEGKmGIcduSnQ453tRUU+A8BmrRfMwqyT4e0aU25/NfaY/eezz2q6f5HP6saeeznPTGsVEcTPWOfcLI3wwYj13E1taXIGklDQ98rKdtOPA/jU77SYkibws6xEjuyHS+0eW0gqJAWM7CrFFhRYgIiRmWArqGmwnP3VM05qp7M8LHpwsCmeN6uPSN0FbXo6uOLww3BYbfRGZUuSnOt3PQH5YqKg8VcR3a3SJlrs0VSIrjiHea8pJdKT0bGPLG5PXbwqStkWQjj29SVsOpjuRWEodKCEqIzkA9DitfAMSTE4bkMyo7rLplPqCHEFJIKjg4PnTWZt7pny6aZqmImbUb35a8W5XGEQcIx+IEsOLEgJS1HSRqW6Tp0A/MHfyFckviO+2Ts8viK2wm7c84ltbkV9SlxtXQrBABGepFQtusF0f9mdnZZirbudvlGWiM+ktlZS6s6TnpkHIz6V28Qyp/GNuRZItluMMPuIMt+Yzy0MoSoE6SfeORtiq5qrX42axgYMVzTERNOaYmb7Rw4/2dFhdvbyOMmbGGWyy5BMku5OoEKKcY8qx/LUlziiZZWmWsMwRIbWokZUTgA+lRfEjcy1cXW6/sW+VOiiKqI+iKjW433tQUE9T1/ZWFgNwmcdzLpJtcqFFetyUs89GDgL6KxsFdTpznGKvmm9urHyaPLzxa2Xnxu5eAJN+euV5D6Ii4wuryZKi8srbUB7rYIwUg4xnFX+qXwoZVn4ivNtlW2cUzri7KZloZJY0KGrvL6A7Y+Zq6Uw/hZeNmJxbxEWmI2KUpWjyFKUoFKUoFKV4SACTsBQe0qMRxDZnGHX0XSIWmVBLiw6MJUTgA+pO2POuyHMjTo4kQ5Db7JJAW2oKGQcEfMEEEeFBvpUWniKyqjdpTdIimdQTrS6CCSnUMefdBV8hnpUk2tLiErbUFIUAUqScgjzFBlSlKBSlKBSlKBSlKBSlYrWltClrUEpSMlROABQZUqPRe7YsupRMbUtqOJLjYyVobIyFFPUbeGM1nLusGGllUiQlIfBLWkFWsAZ2x12oO2leA5AI6GtKJkZbqmkvo5iVlspzg6gkKIHnsQaDfSsGXW32kOsuJcbWApK0HIUPMGlBnSlKBSlKBSqb7U+Kv5L8MuGM4E3GZlmL5pPxL/sjf54r829okf1h4/Nw0H6cfsM9K2pLBjOPR7u5ObZccKUOIWhTeCdJwoBZI2O4A8cjptdmlNrnSJknkLnS1SHosYpU2Ry0NhJUpGTs3kkad1H0NflntD/APpnf75rOOJcuQ1HjF1191YQ2gLOVKJwBQfouHw7fIbUnsbzSVSG2ImHZZUpmM0lfuLDXvkrIBIOAMkk7VcILCIsJiO00hlDTaUJaQcpQAMAA+Q6V+bbFxk9wlfmFWpYk2+OnkyEg4E3fK3M+efcJ6JAHic/ouyXaFfLYxcba8HYzycpV0I8wR4EHYig7qUpQKUpQKUpQKUpQKjuI4Tty4eucCOQHpMR1lsk4GpSCB++pGlBClp83FN37Orli3FHZ/6TXqCtOOnhjr1qLNgnotvDbKU6122Lyn0ty1MHPLSnZSRkjIq3UoKbI4UkyZj77qz9s7JUoCW4BpWgBsYH6JGfQ7jesWOGLiq4xZlyEeWW5ocVreVlLZitNqI268xBVjbOc5ztV0rgub7rLsANK0h2UEL26p0KOPvAoKhA4SukO22iItDDjUOF2dxlt8BJdBH2g1NkHUB6FOMb5NKv1KBSlKBWK1pbQpa1BKUjKlE4AFZV8w9uPFX5NsybDEX/ADq4JPOI+Bjof7x2+QVQfPuJJj3tG4tlPxpbTMWOW48QPBWnlqcCArIBAKlKzg4J2Azio08FTULLbk6ElxOgrQFKUQlaVKSoYHeB04HmSkDqKr8eZLipUmLLksJWQVJZeUgKI6E4O+PCs27ncWm0Nt3GahtsgoQmSsBBAwCBnbA2GPDaoE5M4HusNMpTj0JfZdYdS26onWlCXNCQUjUShQUMbYCvKo2KRbrWqaDiZMSpqL5tte6458zu2k//AGHwFe2t6fNd7M5dJrMJtlRkqD68Nxwe+AM43yAE9CopFcdxmquExchTYaRgIaZSchltIwhA9AMD13PU0HNX1T2AXV5m+z7QSTHkR+0BPglaClJP1Ch/dFfK6+3ewfhlcaG/xJKSQuWksxQR/RA5Ur+0QMeic+NB9bpSlSFKUoFKUoFKUoFKUoFK5p81iAyHZCiNStKEJGpTij0SkDcn0rhSxc7j35byrewekaOQXSP13N8fJHT9I0EspSUjKiAPMmou6uIcftnLWlWJo905+BdYix2Mv6HYUWRJQkKzJ+2dCSdjleVYyD91Rc612a43eJHhWqI4uHI1ynkMJCWgEKGgqx72VDujcdTjbIWulRf5JdYVm33KUwk9W3Fc5PzGvJHyBx6V5QStKUoFfl3iuVEvHEdwnXS5zW5anihxkW9KgzpOnQDzhkJxjOBnr41+oq/P3HfBU+V7UTCitFDF3c57b2nKUJwOaT8jk4/WT50FI7PZ/wDWs7/hiP8AHrzs9n/1pP8A+GI/x6mb1wY9Evlttlrlpmm5lXZSU6VaAccxQycIOFKB8UpJrPirgp2zTIjFvlieZklUWOnQELccTgKIGT3Qo6c+YPhvQRspthvh7NpdcfZU+DPccaDbiCPzSSgKUAjdRBycq2OClOYWrtxLwu5wSG50S4tSxzBEkNOt6UPqKCpxAGTqQAACfMjGCmqrd4zEWSlcVRMOQ0JEcrOVJbUSNKv1kqSpJ9Uk1A7+DOHneKOI4tqbKktryuQ4n+jaT7x+e4A9SK/VMSMzDisxozaW2GUBttCRgJSBgAfSqJ7HOFPyBw6J0trTcLiA4sKG7bfwI9OuT6n0r6BUhSlKBSlKBSlKBSlKBWuQ81HYcffWltppBWtajgJSBkk1sqKvg7Q5Bt+MokyAXcf6NAKz9CoJSfRRoPLVGckvflae2UyHEkMNKH/lmj8P+0cAq9cDcJFbkXNtDlyMtTbDEJaQXVqwMFCVZOenvVIVX4VuYk8R3SVI1ull9vlNKVltCuUjvhP6Xhk9MbYych8nvEbj+7e0GRxDZ7NPELaM2hTwjF2KDunKiFJ1bqz1BPmK+4QGWo8JlpiMIraUDDAAHL9NtvuropQKUpQKUpQKp92mCa4pzKg3IQpDakDvIigjmKTj4nFaUpwd+4R0NTPEEpCGOyqe5SHG1OSXc45TCR31Z8Ceg8dyfhquth2TKJwWZDyknTgDkADKEkf/ABIVrIORzHE0EHbLTJjXy63+5SI7dxlqVEgqaP2cGMgDmrGRjuAFOcY1J8l1H8KJXebu/wAVoaCWG/8Awzh2O77qAAQXSD5JC1Hx98dQKtTZMpxtURsJS6G24jagcJaGS0CM+OlTyuh0oQkjcVki2ovfMgMPvsw1sLYQ80oBwME4W5nHvOrBAODlKCoYJoPiPHV9Re7zohrUq2wgWYhV1c3yt0+ZWrKs+IxVh9l/DbfFb8BMvC4tplvOPIIyFIUltSEH0Kwo/LVV3Y9iHDzboU7cbq62D+bLjaQR5EhGfuxV/sdlt1gt6INpiojR0nOlPVR81E7k+poJClKUClKUEPxSoJtrQWpSWVzIyHSn9AvIBB9DsD6E1V7g6lcq+SIiZcUMpShgPc1PaZQdBSsattOspQnB7wKhjSE5vy0pWkpWkKSRggjINeqSlWNSQcHIyOhoKDxai4ni8LiiUW0sQS2GmnjrUJDhcSlae6g6dOrUCCnrgb1k5xFf1Ku5ZjPoZY0LY5kNwOfnVpcQnCCCShKSn3huMnfa+0oKtbLpe5PEa2H2Usw0rILbrLiVcvlhSVBWnSVajg97A3HUb2SSXwyoxUtqd2wHVFKfvANbaUEZrvf9Wt3+8L/6KjJS73/KS3/za357HJwO0Lx77Pjo6/8AerNUXeT2d+3zs4QzIDbpx8Dg0f8AOWyfQGg85l+/qtt/3lz/AA608PmUbheTNQyh3tKNmVlScclvxIH7qm6gYE+MzxHdIby+W88+2WtYIS4eSjKUnoVADOOuN6CepSlApSlArW+83HYcffWENNpK1qPRIAyTWyoDiGcgL5RSpxqMUOOtoO7rhIDTI9SrB+ic7KoIqa85IkHmNDnOKQ8804cDO/IYPoMFxfkArqFVod0ljknU6mQgLdHRS2Co4Tg9FvuE+WxI2KBXiUJAdVNc5jSErdluITkOb4cIHU6ynlIHXQ2vB3FZaXHXlqmOchait6U4F7NAJwvCvJtBDYI+Na1Yyk0BxX2SlOPEuSkr1PMg5DIxznU437xCW0dTgNkeNWqywjEiZcbS287hS0J6NjACUD0SkAeuCfGoWxxlT56pLzRbQnQtTRGNAAyyzjw0pPMI8FrGDtVqoFKUoFKUoFKUoFKUoFKUoFKUoFapUdqXGdjSEBxl1BQ4g9FJIwRW2lBF2mW424bXPWVTGE5S4r/3LfQOD16BQ8D4YKc+i0tvO3ITW23mJbqFhBGcaUJH0OU5BHTaui4QGZ7SUulaHG1a2nmzpW0r9JJ/h0IJBBBIrkE2db+7coy5DQ6S4jZVt+s0MqB/2dQ8e70oNfNmWU4kl2dbs7P41PRx+uButP6w7w2yDuqpZh5qQyh6O4h1pxIUhxCgpKgehBHUVzRrvbZSilidGWse8gODUk+RT1B+dRM92HYp8WTHmsRY0qSUSmVuJDRylStYye6rIGSNjk5BOCAsdKije0O/+nQpk8DqtlCUo+i3ClKv7JNKDtuEtMKIt9SSsjAQ2Oq1E4SkepJA+tU6QtfNOt/dhSyt9A3U/j7Z1I6/ZpIbR17ywk+6KkLxdEPz1tRZDPOjKLTCSoHS8R33VD9FtGfn3h1xUWw+wyoIYw440G0x4ri/tHFndlKh1z3ucskZBUk/AaDN48opZ+za7OpK3RsW23gjLaD+oy2NZ6ZIQRuTXpbUAiMhlRWvluOtOE6jueQyo+JKtTjnXHfzsqtLb8RhxKXpCXtCeYlGtIcllS8jSPEuujOBtpQgbBVTvDkFa3nJkpQcWlasrHRx47OLHoMBtPiEoPXNBM2+IIURDOorVupxwjdaycqUfmSTXTSlApSlApSlApSlApSlApSlApSlApSlApSlBpkRY8pOmSw08nycQFD9tRM+3QYki1mJCjMHto3aaSn4F+QqcqPurLjr1vLaCoNywtePhGhYz+0UEhSgpQU6yJsnGbLt0iomtsImKS4w6hLepxICVZGCrBBwU5GcnI3NckW42biniOTa3Yd5tk3lJlaH2gx2hCF6A4k7qHQD4SRXf7P+Hbvw3HuLF0lwpDcmSqUjs7aklK1klYOT06Y+tc3C/C1/tvFM2+Xm6QZy5qNCyhhaVtIHutt5UQlAPhjJ6kk0Gu9XG0v8Ts2GZb7tCXKIjMy220IaeKE606FZKhpzspIGD47bXaOy3HYbYZQENNpCUJHQAdBVMn8H3S4cbw789cITTMN3W0piMpMhTeCOSpWrBTucnGdz0q70ClKUClKUClKUClKUClKUClKUClKUCuC/zzarHcbilAWYkVx4JJwCUpJx+yu+tchluSw4w+gLadSULQropJGCKCuy5l1iXuDbnJR5MxlbSZK46QnnBvI04OdXdWrBSE4GOo39Re5c6Fw72dTUV67sh1bi06wjDespQMjKj4Z8Ao4OKkhYbaklwRkCUWeSZeBzyNITnX1zgAZ9BW961W9+C1BfhsOxWdPLZcbCko0+7gHpjwoItfEPZZ3YHWXXw0+1FfljSkB5xIKe51I3Tkjpq9DiC4f4vmC2QnLgHZ0qWzEDaW2gO+uLzlk6U9DhXQHcjoOltRZLU3JZkotsRL7CQhp0Mp1IABAAONtlK/vHzobHaTHTHNticlOjSjlJwnQnSnHlgbDyFBx2i/rvCnjDtr6G2NCXe0kNrQ4pCHNBR1BAWM5xv59a8ru/Ilq53O/J0Tm6Et6+SnOlOwHToB0pQd9KVX7xcZNvvsPU8RCdT30YHUZzv9RQWClURviK4C3Sua+e0FTZaOkbA5J8PIVLTbhNtt0tyZMgmO4yOaNI3UAcnp5kUFlpVEb4iuAtsouPntBU2WlaU7A5J8PQffUtOuE223W3pkPkx3GRzQUjdYBB8PPFBZaVRG+IriLdJ5j57QVNlo6RkA5J2x6D76ubJcbiJDiuY+hsa/Mqx+NB5Inw4zgbkSmWln4VrANapt2iQnozTylapBwgpGR4b5+tVrhi2xbu1Lk3DLzyl494gjIznb/O1dt8dVb51oiw9LbOoJ06AcDUkbEjbrQWalVSVMu0jiCVboMlLaQBpKgO4MAnG3r+2vZEy6S7sLVDkpZLDY5jpAysgDJ6eZoLVWK1pQhS1HCUjJNV27zJ8CRaI/asqcVpfUEjv7pHl6mvYlwlr4guMZbxLLTSlIRgbEafxNBK266xbjGXIYUUtoUUqLg048f412IWlxAW2oKSehScg1SW5MuVwlJdLyUhEjDgCEp1IITtsPM5rutyrnE4YXIZcDxKElhARktpz3vnQWqsXFoabU44pKEJGVKUcADzqs8OXR10SHJdw56WmeYpktYUnHUg+I/HwrrfvEW6Wi5CLzMtx1FWpOOoP4UEozcIT6whiXHcWfhQ6CazelR2FoQ++22pw4QlawCr5edUNcKOnhlmenKJQeKQsKPe3P7sfsqRvbq318PPO++4EqV8yUUFralxnnVtNPtLcR76ErBKfmKR5UeUFGM+06E9S2sKx91VTiZDlpuZnRtky2lNrx4Kxj8D8xU9w9BFttjLKsB5ffWPHUfD6DAoJOlVV2ddLreJMS3SURm42RuB3iDjfY+NZ3Cbcnru1aYUlLS0NguPFI76tOSfT6UFnpUHwrdH7jGeRLwp5hQBWBjUD/HY0oJyoy+Wdu7ttJW6Wi2okKCc9fD91SdKCvu8LMOPxnOeoBlCEFOkd/T4/Wuy+WZu7ttJW6Wi0SQoJzseo/dUpSgr7vCzDkiM7z1AMobQU6R39PifnXZfLMi7ttJW6WlNkkKCc9fD91SlKCvu8LMOSIzvPUAyhtJTp9/T+NdkOzIi3eTcA+tSnwRoI2GSD18elSlKCuyeFWlPuORJbsZDvvtpGQfTqNvSumTYEPKgHtLv8zxp1DUV7g7n6VM0oIxm0JavTtzDxKnE4LenYbAdfpWi6cPomTBMjynYsjGFKR47Y9PCpqlBCz+H0zIcRlUt0OxhhLxGSR69PIUt3D6IMp6QJTrqnWihXMGTk4yc/SpqlBDwrA1GtMi3LeU428oqKsYIOAP4Vri2B1iA9E/KcjQspKCnu8vBJ238fTHSpylBEWmxpgS3JbspyTIWnTrWMbbfgKkZscSoj0cq0h1so1YzjIxW6lBW2OEWEqQJEt55pByGug/z8qkbnZ0T5EN3mlrsyshITkHcH+FSdKCNvdpTd2Wm1PFoNq1ZCc52rGbZkS7rFnl9aSwB3ANjg5+nXepSlBBT+HESJq5caW7FW5+c5fj5+I61lP4eRKWy83LeZktoCC8OqwBjJxjepulBwWe1s2qMWWSVFR1LWrqo0rvpQf/Z</svg:title></draw:frame></text:span><text:span text:style-name="T1"><text:s text:c="5"/></text:span><draw:frame draw:style-name="fr2" draw:name="Image6" text:anchor-type="as-char" svg:width="2.0626in" svg:height="1.9374in" draw:z-index="5"><draw:image xlink:href="Pictures/10000000000000C6000000BA00E02D8C.jpg" xlink:type="simple" xlink:show="embed" xlink:actuate="onLoad" draw:mime-type="image/jpeg"/><svg:title>TIP107 PNP Power Darlington Transistor - Datasheet</svg:title></draw:frame><text:bookmark text:name="dimg_MKAuaKb1JPSlvr0Pj76dkAE_7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38:35.410328915</meta:creation-date>
    <dc:date>2025-05-22T14:40:17.168830900</dc:date>
    <meta:editing-duration>PT1M42S</meta:editing-duration>
    <meta:editing-cycles>1</meta:editing-cycles>
    <meta:document-statistic meta:table-count="0" meta:image-count="6" meta:object-count="0" meta:page-count="1" meta:paragraph-count="6" meta:word-count="1" meta:character-count="13" meta:non-whitespace-character-count="8"/>
    <meta:generator>LibreOffice/24.8.6.2$Linux_X86_64 LibreOffice_project/480$Build-2</meta:generator>
  </office:meta>
</office:document-meta>
</file>